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59000002738CAC68715AD3F7E6.png" manifest:media-type="image/png"/>
  <manifest:file-entry manifest:full-path="Pictures/100000000000046100000272A10429470BFAE232.png" manifest:media-type="image/png"/>
  <manifest:file-entry manifest:full-path="Pictures/100000000000045B0000026F271F645E331F8C61.png" manifest:media-type="image/png"/>
  <manifest:file-entry manifest:full-path="Pictures/100000000000045B000002723738F4EEE1A243CF.png" manifest:media-type="image/png"/>
  <manifest:file-entry manifest:full-path="Pictures/100000000000045E0000026F460ADBE544B96CB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601cm" svg:x="-0.007cm" svg:y="0.062cm">
          <draw:image xlink:href="Pictures/100000000000045E0000026F460ADBE544B96C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5.718cm" svg:x="-0.007cm" svg:y="0.004cm">
          <draw:image xlink:href="Pictures/100000000000045B000002723738F4EEE1A243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5.643cm" svg:x="-0.007cm" svg:y="0.041cm">
          <draw:image xlink:href="Pictures/100000000000045B0000026F271F645E331F8C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5.634cm" svg:x="-0.007cm" svg:y="0.046cm">
          <draw:image xlink:href="Pictures/100000000000046100000272A10429470BFAE23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57cm" svg:height="15.749cm" svg:x="0.014cm" svg:y="-0.012cm">
          <draw:image xlink:href="Pictures/1000000000000459000002738CAC68715AD3F7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1:15:10.110360660</meta:creation-date>
    <meta:generator>LibreOffice/7.5.8.2$Linux_X86_64 LibreOffice_project/50$Build-2</meta:generator>
    <dc:date>2023-11-28T21:20:23.676048520</dc:date>
    <meta:editing-duration>PT5M12S</meta:editing-duration>
    <meta:editing-cycles>4</meta:editing-cycles>
    <meta:document-statistic meta:object-count="46"/>
  </office:meta>
</office:document-meta>
</file>